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solid" draw:stroke-dash="Ultrafine_20_Dashed" draw:marker-start="Arrow" draw:marker-start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margin-left="0cm" fo:margin-right="0cm" fo:text-align="center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6cm" svg:height="3cm" svg:x="2.339cm" svg:y="11.169cm">
          <text:p text:style-name="P1">AWT Component</text:p>
          <text:p text:style-name="P1"/>
          <text:p text:style-name="P1"><text:span text:style-name="T1">extends java.awt.Component</text:span></text:p>
        </draw:rect>
        <draw:rect draw:style-name="gr1" draw:text-style-name="P2" draw:layer="layout" svg:width="6cm" svg:height="3cm" svg:x="11.839cm" svg:y="4.669cm">
          <text:p text:style-name="P1">AWT Peer</text:p>
          <text:p text:style-name="P1"/>
          <text:p text:style-name="P1"><text:span text:style-name="T1">implements </text:span></text:p>
          <text:p text:style-name="P1"><text:span text:style-name="T1">java.awt.peer.ComponentPeer</text:span></text:p>
        </draw:rect>
        <draw:rect draw:style-name="gr1" draw:text-style-name="P2" draw:layer="layout" svg:width="6cm" svg:height="3cm" svg:x="20.339cm" svg:y="11.169cm">
          <text:p text:style-name="P1">Swing peer comp.</text:p>
          <text:p text:style-name="P1"><text:span text:style-name="T1"/></text:p>
          <text:p text:style-name="P1"><text:span text:style-name="T1">extends </text:span></text:p>
          <text:p text:style-name="P1"><text:span text:style-name="T1">javax.swing.JComponent,</text:span></text:p>
          <text:p text:style-name="P1"><text:span text:style-name="T1">implements ISwingPeer</text:span></text:p>
        </draw:rect>
        <draw:line draw:style-name="gr2" draw:text-style-name="P3" draw:layer="layout" svg:x1="5.339cm" svg:y1="11.169cm" svg:x2="11.839cm" svg:y2="5.669cm">
          <text:p text:style-name="P1"><text:span text:style-name="T1">peer.handleEvent</text:span></text:p>
        </draw:line>
        <draw:line draw:style-name="gr2" draw:text-style-name="P3" draw:layer="layout" svg:x1="17.839cm" svg:y1="5.669cm" svg:x2="23.339cm" svg:y2="11.169cm">
          <text:p text:style-name="P1"><text:span text:style-name="T1">In handleEvent</text:span></text:p>
          <text:p text:style-name="P1"><text:span text:style-name="T1">jComponent.processAWTEvent</text:span></text:p>
        </draw:line>
        <draw:line draw:style-name="gr3" draw:text-style-name="P4" draw:layer="layout" svg:x1="8.339cm" svg:y1="12.669cm" svg:x2="20.339cm" svg:y2="12.669cm">
          <text:p text:style-name="P1"><text:span text:style-name="T1">upon “native” events (processEvent)</text:span></text:p>
          <text:p text:style-name="P1"><text:span text:style-name="T1">awtComponent.dispatchEvent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169cm" fo:margin-bottom="1.282cm" fo:margin-left="0.339cm" fo:margin-right="0.37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00$Win32 OpenOffice.org_project/680m100$Build-8909</meta:generator>
    <meta:initial-creator>E Prangsma</meta:initial-creator>
    <meta:creation-date>2005-06-02T19:44:32</meta:creation-date>
    <dc:creator>E Prangsma</dc:creator>
    <dc:date>2005-06-02T20:03:38</dc:date>
    <dc:language>nl-NL</dc:language>
    <meta:editing-cycles>5</meta:editing-cycles>
    <meta:editing-duration>PT17M28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